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Schoolbook L" style:text-underline-style="solid" style:text-underline-width="auto" style:text-underline-color="font-color" officeooo:rsid="0007d9f1" officeooo:paragraph-rsid="00103c1a"/>
    </style:style>
    <style:style style:name="P2" style:family="paragraph" style:parent-style-name="Standard">
      <style:paragraph-properties fo:text-align="justify" style:justify-single-word="false"/>
      <style:text-properties style:font-name="Century Schoolbook L" style:text-underline-style="solid" style:text-underline-width="auto" style:text-underline-color="font-color" officeooo:rsid="00103c1a" officeooo:paragraph-rsid="00103c1a"/>
    </style:style>
    <style:style style:name="P3" style:family="paragraph" style:parent-style-name="Standard">
      <style:paragraph-properties fo:text-align="justify" style:justify-single-word="false"/>
      <style:text-properties style:font-name="Century Schoolbook L" style:text-underline-style="solid" style:text-underline-width="auto" style:text-underline-color="font-color" officeooo:rsid="0017bc17" officeooo:paragraph-rsid="0017bc17"/>
    </style:style>
    <style:style style:name="P4" style:family="paragraph" style:parent-style-name="Standard">
      <style:paragraph-properties fo:text-align="justify" style:justify-single-word="false"/>
      <style:text-properties style:font-name="Century Schoolbook L" style:text-underline-style="solid" style:text-underline-width="auto" style:text-underline-color="font-color" officeooo:rsid="0020d974" officeooo:paragraph-rsid="0020d974"/>
    </style:style>
    <style:style style:name="P5" style:family="paragraph" style:parent-style-name="Standard">
      <style:paragraph-properties fo:text-align="justify" style:justify-single-word="false"/>
      <style:text-properties style:font-name="Century Schoolbook L" style:text-underline-style="none" officeooo:rsid="001a5d33" officeooo:paragraph-rsid="001a5d33"/>
    </style:style>
    <style:style style:name="P6" style:family="paragraph" style:parent-style-name="Standard">
      <style:paragraph-properties fo:text-align="justify" style:justify-single-word="false"/>
      <style:text-properties style:font-name="Century Schoolbook L" style:text-underline-style="none" officeooo:rsid="001de5ef" officeooo:paragraph-rsid="001de5ef"/>
    </style:style>
    <style:style style:name="P7" style:family="paragraph" style:parent-style-name="Standard">
      <style:paragraph-properties fo:text-align="justify" style:justify-single-word="false"/>
      <style:text-properties style:font-name="Century Schoolbook L" style:text-underline-style="none" officeooo:rsid="001e56d9" officeooo:paragraph-rsid="001e56d9"/>
    </style:style>
    <style:style style:name="P8" style:family="paragraph" style:parent-style-name="Standard">
      <style:paragraph-properties fo:text-align="justify" style:justify-single-word="false"/>
      <style:text-properties style:font-name="Century Schoolbook L" style:text-underline-style="none" officeooo:rsid="001eef59" officeooo:paragraph-rsid="001eef59"/>
    </style:style>
    <style:style style:name="P9" style:family="paragraph" style:parent-style-name="Standard">
      <style:paragraph-properties fo:text-align="justify" style:justify-single-word="false"/>
      <style:text-properties style:font-name="Century Schoolbook L" style:text-underline-style="none" officeooo:rsid="001eef59" officeooo:paragraph-rsid="0023e378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style:text-underline-style="none" officeooo:rsid="001eef59" officeooo:paragraph-rsid="002ad5ed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style:text-underline-style="none" officeooo:rsid="0023bee8" officeooo:paragraph-rsid="0030262a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style:text-underline-style="none" officeooo:rsid="0020d974" officeooo:paragraph-rsid="0020d974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style:text-underline-style="none" fo:font-weight="bold" officeooo:rsid="0031c553" officeooo:paragraph-rsid="0031c553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entury Schoolbook L" style:text-underline-style="none" officeooo:rsid="001de5ef" officeooo:paragraph-rsid="001de5ef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entury Schoolbook L" style:text-underline-style="none" officeooo:rsid="001e56d9" officeooo:paragraph-rsid="001e56d9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Century Schoolbook L" style:text-underline-style="none" officeooo:rsid="001e56d9" officeooo:paragraph-rsid="001e56d9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Century Schoolbook L" style:text-underline-style="none" officeooo:rsid="001eef59" officeooo:paragraph-rsid="001eef59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style:text-underline-style="none" officeooo:rsid="002615c9" officeooo:paragraph-rsid="0030262a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style:text-underline-style="none" officeooo:rsid="002d7d1b" officeooo:paragraph-rsid="0030262a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style:text-underline-style="none" officeooo:rsid="0023bee8" officeooo:paragraph-rsid="0030262a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style:text-underline-style="none" officeooo:rsid="0038533a" officeooo:paragraph-rsid="0038533a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style:text-underline-style="none" officeooo:rsid="0039dbc0" officeooo:paragraph-rsid="0039dbc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3c1a"/>
    </style:style>
    <style:style style:name="T3" style:family="text">
      <style:text-properties officeooo:rsid="0018ff67"/>
    </style:style>
    <style:style style:name="T4" style:family="text">
      <style:text-properties officeooo:rsid="001de5ef"/>
    </style:style>
    <style:style style:name="T5" style:family="text">
      <style:text-properties officeooo:rsid="001e56d9"/>
    </style:style>
    <style:style style:name="T6" style:family="text">
      <style:text-properties officeooo:rsid="0022deaf"/>
    </style:style>
    <style:style style:name="T7" style:family="text">
      <style:text-properties officeooo:rsid="0023bee8"/>
    </style:style>
    <style:style style:name="T8" style:family="text">
      <style:text-properties officeooo:rsid="002615c9"/>
    </style:style>
    <style:style style:name="T9" style:family="text">
      <style:text-properties officeooo:rsid="002ad5ed"/>
    </style:style>
    <style:style style:name="T10" style:family="text">
      <style:text-properties officeooo:rsid="00327ef6"/>
    </style:style>
    <style:style style:name="T11" style:family="text">
      <style:text-properties officeooo:rsid="003a30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cestory.Com- Berkshire Document</text:p>
      <text:p text:style-name="P1"/>
      <text:p text:style-name="P1">Input: <text:span text:style-name="T1"><text:s/>Input provided was <text:s/></text:span><text:span text:style-name="T2">from /Data_Scientist/Ancestery.com/46928 OCR - Berkshire Electoral Rolls- Sample images/input/OCR-30Mar2017. The files that are considered are text files and json files.</text:span></text:p>
      <text:p text:style-name="P1"/>
      <text:p text:style-name="P2">Requirement:<text:span text:style-name="T1"> <text:s/>The requirement of the project was to extract Name, Surname occupation and address from the text files and calculate the corresponding co-ordinates of the words extracted. The requirement document can be found on the below path.</text:span></text:p>
      <text:p text:style-name="P2"/>
      <text:p text:style-name="P3">/home/snehalpatil/Data_Scientist/Ancestery.com/46928 OCR - Berkshire Electoral Rolls- Sample images/Requirement-Ancestry-46928-OCR - Berkshire Electoral Rolls_v1.xlsx</text:p>
      <text:p text:style-name="P2"/>
      <text:p text:style-name="P2"><text:span text:style-name="T3">Outline</text:span>: </text:p>
      <text:p text:style-name="P5">1. First we take a text file input, <text:span text:style-name="T4">extract respective fields from it</text:span> and convert it to a <text:span text:style-name="T4">csv1 file</text:span>. <text:span text:style-name="T4">This is done by three modules:</text:span></text:p>
      <text:p text:style-name="P5"/>
      <text:list xml:id="list931403137694583341" text:style-name="L1">
        <text:list-item>
          <text:p text:style-name="P14">ancestmain_debug.py</text:p>
        </text:list-item>
        <text:list-item>
          <text:p text:style-name="P14">preprocess.py</text:p>
        </text:list-item>
        <text:list-item>
          <text:p text:style-name="P14">definition.py</text:p>
          <text:p text:style-name="P14"/>
        </text:list-item>
      </text:list>
      <text:p text:style-name="P6">2. The second part consists of conversion of json to csv<text:span text:style-name="T5">2</text:span> files. This is done by:</text:p>
      <text:p text:style-name="P6"/>
      <text:list xml:id="list47037220885735467" text:style-name="L2">
        <text:list-item>
          <text:p text:style-name="P15">jsonextra_multiple_vfinal.py</text:p>
        </text:list-item>
      </text:list>
      <text:p text:style-name="P7">3. These csv1 and csv2 files are processed to create a csv3 file. This is done by the following modules:</text:p>
      <text:p text:style-name="P7"/>
      <text:list xml:id="list3795978627527510971" text:style-name="L3">
        <text:list-item>
          <text:p text:style-name="P16">Ances_cord_v2.py</text:p>
        </text:list-item>
        <text:list-item>
          <text:p text:style-name="P16">Output_processing_1.py</text:p>
        </text:list-item>
        <text:list-item>
          <text:p text:style-name="P16">Output_processing2.py</text:p>
          <text:p text:style-name="P16"/>
        </text:list-item>
      </text:list>
      <text:p text:style-name="P8">4. Then we need to convert this csv3 file to Json file. This is done by the following module:</text:p>
      <text:p text:style-name="P8"/>
      <text:list xml:id="list818424646822320030" text:style-name="L4">
        <text:list-item>
          <text:p text:style-name="P17">csv_json_v2.py</text:p>
        </text:list-item>
      </text:list>
      <text:p text:style-name="P2"/>
      <text:p text:style-name="P9">The main wrapper is <text:span text:style-name="T7">main_wrapper.py </text:span></text:p>
      <text:p text:style-name="P8"/>
      <text:p text:style-name="P10"/>
      <text:p text:style-name="P4">Output Processing:</text:p>
      <text:p text:style-name="P4"/>
      <text:p text:style-name="P12">The output is generated <text:span text:style-name="T6">in the time-stamp folder. Processing goes with respective folders </text:span></text:p>
      <text:p text:style-name="P13"/>
      <text:p text:style-name="P13"><text:soft-page-break/>code <text:span text:style-name="T10">to be used in terminal:</text:span></text:p>
      <text:p text:style-name="P13"/>
      <text:p text:style-name="P11">python main_wrapper.py "<text:span text:style-name="T8">input_folder_path</text:span>" "<text:span text:style-name="T9">output_folder_path</text:span>"</text:p>
      <text:p text:style-name="P11"/>
      <text:p text:style-name="P18">input_folder_path = input files with folder containing batches with 3 files (jpg, text and json)</text:p>
      <text:p text:style-name="P11"/>
      <text:p text:style-name="P19">output_folder_path = output files with folder containing batches with 3 files (jpg, text and new json with extracted values)</text:p>
      <text:p text:style-name="P11"/>
      <text:p text:style-name="P11"/>
      <text:p text:style-name="P22">Example :</text:p>
      <text:p text:style-name="P21">sudo python main_wrapper.py "/home/ramakrishnabhat/Ram/Ancestery.com/46928/input/OCR-16May2017/Output_Format_1" "/home/ramakrishnabhat/Ram/Ancestery.com/46928/input/OCR-16May2017/<text:span text:style-name="T11">Sep1</text:span>4/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5:43:09.032009733</meta:creation-date>
    <dc:date>2017-09-14T10:56:31.767388300</dc:date>
    <meta:editing-duration>PT4H47M19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247" meta:character-count="1862" meta:non-whitespace-character-count="1645"/>
  </office:meta>
</office:document-meta>
</file>